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256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100" style:family="table-cell" style:parent-style-name="Default">
      <style:table-cell-properties fo:wrap-option="wrap"/>
    </style:style>
    <style:style style:name="ce101" style:family="table-cell" style:parent-style-name="Default">
      <style:table-cell-properties fo:background-color="#ffffd7" fo:wrap-option="wrap"/>
    </style:style>
    <style:style style:name="ce10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edce6"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6f9d4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wrap-option="wrap"/>
      <style:text-properties fo:font-size="12pt"/>
    </style:style>
    <style:style style:name="ce14" style:family="table-cell" style:parent-style-name="Default">
      <style:table-cell-properties fo:background-color="#f7d1d5"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ackground-color="#f6d7cd" fo:wrap-option="wrap"/>
    </style:style>
    <style:style style:name="ce18" style:family="table-cell" style:parent-style-name="Default">
      <style:table-cell-properties fo:background-color="#ffdbb6" fo:wrap-option="wrap"/>
    </style:style>
    <style:style style:name="ce11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116" style:family="table-cell" style:parent-style-name="Default">
      <style:table-cell-properties fo:background-color="#ffffd7" fo:wrap-option="wrap" fo:border="0.74pt solid #000000"/>
    </style:style>
    <style:style style:name="ce117" style:family="table-cell" style:parent-style-name="Default">
      <style:table-cell-properties fo:background-color="#dedce6" fo:wrap-option="wrap" fo:border="0.74pt solid #000000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fo:background-color="#f6f9d4" fo:wrap-option="wrap"/>
    </style:style>
    <style:style style:name="ce124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6d7cd"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f0041"/>
    </style:style>
    <style:style style:name="ce129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130" style:family="table-cell" style:parent-style-name="Default">
      <style:table-cell-properties fo:wrap-option="no-wrap"/>
    </style:style>
    <style:style style:name="ce131" style:family="table-cell" style:parent-style-name="Default">
      <style:table-cell-properties fo:background-color="#f6d7cd"/>
    </style:style>
    <style:style style:name="ce1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wrap-option="wrap" fo:border="0.74pt solid #000000"/>
    </style:style>
    <style:style style:name="ce134" style:family="table-cell" style:parent-style-name="Default">
      <style:table-cell-properties fo:background-color="#ffffd7" fo:border="0.74pt solid #000000"/>
    </style:style>
    <style:style style:name="ce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ffd8ce" fo:wrap-option="wrap" fo:border="0.74pt solid #000000"/>
    </style:style>
    <style:style style:name="ce138" style:family="table-cell" style:parent-style-name="Default">
      <style:table-cell-properties fo:wrap-option="wrap"/>
      <style:text-properties fo:color="#ffffff"/>
    </style:style>
    <style:style style:name="ce139" style:family="table-cell" style:parent-style-name="Default">
      <style:table-cell-properties fo:background-color="#f6d7cd" fo:wrap-option="wrap" fo:border="0.74pt solid #000000"/>
    </style:style>
    <style:style style:name="ce140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dde8cb" fo:wrap-option="wrap" fo:border="0.74pt solid #000000"/>
    </style:style>
    <style:style style:name="ce142" style:family="table-cell" style:parent-style-name="Default">
      <style:table-cell-properties fo:background-color="#ffb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ns_fin_2" table:style-name="ta1">
        <table:table-column table:style-name="co1" table:number-columns-repeated="20" table:default-cell-style-name="ce100"/>
        <table:table-column table:style-name="co1" table:number-columns-repeated="16364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7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7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7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7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7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7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3"/>
          <table:table-cell table:number-columns-repeated="16364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2"/>
          <table:table-cell table:number-columns-repeated="1636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13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7:.D214])" office:value-type="float" office:value="104350" calcext:value-type="float">
            <text:p>104350</text:p>
          </table:table-cell>
          <table:table-cell table:style-name="ce10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5"/>
          <table:table-cell table:number-columns-repeated="16364"/>
        </table:table-row>
        <table:table-row table:style-name="ro2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36" calcext:value-type="float">
            <text:p>136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21:.D239])" office:value-type="float" office:value="5295" calcext:value-type="float">
            <text:p>5295</text:p>
          </table:table-cell>
          <table:table-cell table:style-name="ce102" table:formula="of:=SUM([.E221:.E239])" office:value-type="float" office:value="5295" calcext:value-type="float">
            <text:p>529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0]-[.E22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4]+[.D22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4:.D270])" office:value-type="float" office:value="107700" calcext:value-type="float">
            <text:p>107700</text:p>
          </table:table-cell>
          <table:table-cell table:style-name="ce10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7"/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36" calcext:value-type="float">
            <text:p>136</text:p>
          </table:table-cell>
          <table:table-cell table:formula="of:=[.D283]-[.E283]+[.F283]-[.G283]" office:value-type="float" office:value="6364" calcext:value-type="float">
            <text:p>6364</text:p>
          </table:table-cell>
          <table:table-cell table:number-columns-repeated="3"/>
          <table:table-cell table:formula="of:=[.H283]" office:value-type="float" office:value="6364" calcext:value-type="float">
            <text:p>6364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70" calcext:value-type="float">
            <text:p>470</text:p>
          </table:table-cell>
          <table:table-cell/>
          <table:table-cell table:formula="of:=[.D306]-[.E306]+[.F306]-[.G306]" office:value-type="float" office:value="470" calcext:value-type="float">
            <text:p>470</text:p>
          </table:table-cell>
          <table:table-cell/>
          <table:table-cell table:formula="of:=[.H306]" office:value-type="float" office:value="470" calcext:value-type="float">
            <text:p>470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0:.F310])" office:value-type="float" office:value="5295" calcext:value-type="float">
            <text:p>5295</text:p>
          </table:table-cell>
          <table:table-cell table:style-name="ce102" table:formula="of:=SUM([.G280:.G310])" office:value-type="float" office:value="5295" calcext:value-type="float">
            <text:p>5295</text:p>
          </table:table-cell>
          <table:table-cell table:style-name="ce102" table:formula="of:=SUM([.H280:.H310])" office:value-type="float" office:value="107700" calcext:value-type="float">
            <text:p>107700</text:p>
          </table:table-cell>
          <table:table-cell table:style-name="ce102" table:formula="of:=SUM([.I280:.I310])" office:value-type="float" office:value="107700" calcext:value-type="float">
            <text:p>107700</text:p>
          </table:table-cell>
          <table:table-cell table:style-name="ce102" table:formula="of:=SUM([.J280:.J310])" office:value-type="float" office:value="5935" calcext:value-type="float">
            <text:p>5935</text:p>
          </table:table-cell>
          <table:table-cell table:style-name="ce102" table:formula="of:=SUM([.K280:.K310])" office:value-type="float" office:value="9195" calcext:value-type="float">
            <text:p>9195</text:p>
          </table:table-cell>
          <table:table-cell table:style-name="ce102" table:formula="of:=SUM([.L280:.L310])" office:value-type="float" office:value="101765" calcext:value-type="float">
            <text:p>101765</text:p>
          </table:table-cell>
          <table:table-cell table:style-name="ce10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2:.D330])" office:value-type="float" office:value="5935" calcext:value-type="float">
            <text:p>593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0]-[.D331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8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0]-[.D341]" office:value-type="float" office:value="3010" calcext:value-type="float">
            <text:p>301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"/>
          <table:table-cell table:number-columns-repeated="16364"/>
        </table:table-row>
        <table:table-row table:style-name="ro2">
          <table:table-cell/>
          <table:table-cell table:style-name="ce9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7:.D354])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10" calcext:value-type="float">
            <text:p>301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365:.D366])" office:value-type="float" office:value="48510" calcext:value-type="float">
            <text:p>48510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63]+[.D367]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4"/>
          <table:table-cell table:number-columns-repeated="16364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27]" office:value-type="float" office:value="470" calcext:value-type="float">
            <text:p>47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35" calcext:value-type="float">
            <text:p>593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60" calcext:value-type="float">
            <text:p>326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60" calcext:value-type="float">
            <text:p>3260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Debit </text:p>
          </table:table-cell>
          <table:table-cell table:style-name="ce18" office:value-type="string" calcext:value-type="string">
            <text:p>Credit</text:p>
          </table:table-cell>
          <table:table-cell table:style-name="ce18" table:number-columns-repeated="14"/>
          <table:table-cell table:number-columns-repeated="16364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64" calcext:value-type="float">
            <text:p>6364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10" calcext:value-type="float">
            <text:p>3010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102"/>
          <table:table-cell table:style-name="ce10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14:.E429])" office:value-type="float" office:value="101515" calcext:value-type="float">
            <text:p>101515</text:p>
          </table:table-cell>
          <table:table-cell table:style-name="ce102" table:formula="of:=SUM([.F414:.F429])" office:value-type="float" office:value="101515" calcext:value-type="float">
            <text:p>101515</text:p>
          </table:table-cell>
          <table:table-cell table:style-name="ce102" table:number-columns-repeated="14"/>
          <table:table-cell table:number-columns-repeated="1636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fin" table:style-name="ta1">
        <table:table-column table:style-name="co1" table:number-columns-repeated="16384" table:default-cell-style-name="ce100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7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7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7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7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7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7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13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7:.D214])" office:value-type="float" office:value="104350" calcext:value-type="float">
            <text:p>104350</text:p>
          </table:table-cell>
          <table:table-cell table:style-name="ce10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21:.D239])" office:value-type="float" office:value="5271" calcext:value-type="float">
            <text:p>5271</text:p>
          </table:table-cell>
          <table:table-cell table:style-name="ce102" table:formula="of:=SUM([.E221:.E239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0]-[.E22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4]+[.D22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4:.D270])" office:value-type="float" office:value="107700" calcext:value-type="float">
            <text:p>107700</text:p>
          </table:table-cell>
          <table:table-cell table:style-name="ce10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12" calcext:value-type="float">
            <text:p>112</text:p>
          </table:table-cell>
          <table:table-cell table:formula="of:=[.D283]-[.E283]+[.F283]-[.G283]" office:value-type="float" office:value="6388" calcext:value-type="float">
            <text:p>6388</text:p>
          </table:table-cell>
          <table:table-cell table:number-columns-repeated="3"/>
          <table:table-cell table:formula="of:=[.H283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46" calcext:value-type="float">
            <text:p>446</text:p>
          </table:table-cell>
          <table:table-cell/>
          <table:table-cell table:formula="of:=[.D306]-[.E306]+[.F306]-[.G306]" office:value-type="float" office:value="446" calcext:value-type="float">
            <text:p>446</text:p>
          </table:table-cell>
          <table:table-cell/>
          <table:table-cell table:formula="of:=[.H306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0:.F310])" office:value-type="float" office:value="5271" calcext:value-type="float">
            <text:p>5271</text:p>
          </table:table-cell>
          <table:table-cell table:style-name="ce102" table:formula="of:=SUM([.G280:.G310])" office:value-type="float" office:value="5271" calcext:value-type="float">
            <text:p>5271</text:p>
          </table:table-cell>
          <table:table-cell table:style-name="ce102" table:formula="of:=SUM([.H280:.H310])" office:value-type="float" office:value="107700" calcext:value-type="float">
            <text:p>107700</text:p>
          </table:table-cell>
          <table:table-cell table:style-name="ce102" table:formula="of:=SUM([.I280:.I310])" office:value-type="float" office:value="107700" calcext:value-type="float">
            <text:p>107700</text:p>
          </table:table-cell>
          <table:table-cell table:style-name="ce102" table:formula="of:=SUM([.J280:.J310])" office:value-type="float" office:value="5911" calcext:value-type="float">
            <text:p>5911</text:p>
          </table:table-cell>
          <table:table-cell table:style-name="ce102" table:formula="of:=SUM([.K280:.K310])" office:value-type="float" office:value="9195" calcext:value-type="float">
            <text:p>9195</text:p>
          </table:table-cell>
          <table:table-cell table:style-name="ce102" table:formula="of:=SUM([.L280:.L310])" office:value-type="float" office:value="101789" calcext:value-type="float">
            <text:p>101789</text:p>
          </table:table-cell>
          <table:table-cell table:style-name="ce10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2:.D330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0]-[.D331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0]-[.D341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7:.D354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365:.D366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63]+[.D367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6378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27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Debit </text:p>
          </table:table-cell>
          <table:table-cell table:style-name="ce18" office:value-type="string" calcext:value-type="string">
            <text:p>Credit</text:p>
          </table:table-cell>
          <table:table-cell table:style-name="ce18" table:number-columns-repeated="16378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102"/>
          <table:table-cell table:style-name="ce10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14:.E429])" office:value-type="float" office:value="101539" calcext:value-type="float">
            <text:p>101539</text:p>
          </table:table-cell>
          <table:table-cell table:style-name="ce102" table:formula="of:=SUM([.F414:.F429])" office:value-type="float" office:value="101539" calcext:value-type="float">
            <text:p>101539</text:p>
          </table:table-cell>
          <table:table-cell table:style-name="ce10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init (wrong approach)" table:style-name="ta1">
        <table:table-column table:style-name="co1" table:number-columns-repeated="16384" table:default-cell-style-name="ce100"/>
        <table:table-row table:style-name="ro3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/>
          <table:table-cell table:style-name="ce142" office:value-type="string" calcext:value-type="string">
            <text:p>Wrong Approach</text:p>
          </table:table-cell>
          <table:table-cell table:style-name="ce7" office:value-type="string" calcext:value-type="string" table:number-columns-spanned="6" table:number-rows-spanned="1">
            <text:p>Do not follow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7"/>
          <table:table-cell table:style-name="ce136" office:value-type="string" calcext:value-type="string" table:number-columns-spanned="2" table:number-rows-spanned="1">
            <text:p>Liabilities</text:p>
          </table:table-cell>
          <table:covered-table-cell table:style-name="ce137"/>
          <table:table-cell table:style-name="ce140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7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7"/>
          <table:table-cell table:style-name="ce137" table:number-columns-repeated="2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7"/>
          <table:table-cell table:style-name="ce137" table:number-columns-repeated="2"/>
          <table:table-cell table:style-name="ce141" office:value-type="float" office:value="5500" calcext:value-type="float">
            <text:p>55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7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6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41" table:number-columns-repeated="4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7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3"/>
          <table:table-cell table:style-name="ce141" office:value-type="float" office:value="1600" calcext:value-type="float">
            <text:p>16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7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6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5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 table:number-columns-repeated="7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130" table:formula="of:=[.M3]" office:value-type="string" office:string-value="Larry Hill, Capital" calcext:value-type="string">
            <text:p>Larry Hill, Capital</text:p>
          </table:table-cell>
          <table:table-cell table:style-name="ce130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30" table:formula="of:=[.N3]" office:value-type="string" office:string-value="Larry Hill Withdrawals" calcext:value-type="string">
            <text:p>Larry Hill Withdrawals</text:p>
          </table:table-cell>
          <table:table-cell table:style-name="ce130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30" table:formula="of:=[.O3]" office:value-type="string" office:string-value="Commissions Earned" calcext:value-type="string">
            <text:p>Commissions Earned</text:p>
          </table:table-cell>
          <table:table-cell table:style-name="ce130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P3]" office:value-type="string" office:string-value="Unearned Commission" calcext:value-type="string">
            <text:p>Unearned Commission</text:p>
          </table:table-cell>
          <table:table-cell table:style-name="ce130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Q3]" office:value-type="string" office:string-value="Management Fees Earned" calcext:value-type="string">
            <text:p>Management Fees Earned</text:p>
          </table:table-cell>
          <table:table-cell table:style-name="ce130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R3]" office:value-type="string" office:string-value="Advertising Expense" calcext:value-type="string">
            <text:p>Advertising Expense</text:p>
          </table:table-cell>
          <table:table-cell table:style-name="ce130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S3]" office:value-type="string" office:string-value="Salaries Expense" calcext:value-type="string">
            <text:p>Salaries Expense</text:p>
          </table:table-cell>
          <table:table-cell table:style-name="ce130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T3]" office:value-type="string" office:string-value="Telephone Expense" calcext:value-type="string">
            <text:p>Telephone Expense</text:p>
          </table:table-cell>
          <table:table-cell table:style-name="ce130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138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8:.D215])" office:value-type="float" office:value="104350" calcext:value-type="float">
            <text:p>104350</text:p>
          </table:table-cell>
          <table:table-cell table:style-name="ce10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22:.D240])" office:value-type="float" office:value="5271" calcext:value-type="float">
            <text:p>5271</text:p>
          </table:table-cell>
          <table:table-cell table:style-name="ce10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5:.D271])" office:value-type="float" office:value="107700" calcext:value-type="float">
            <text:p>107700</text:p>
          </table:table-cell>
          <table:table-cell table:style-name="ce10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3"/>
          <table:table-cell table:formula="of:=[.H281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3"/>
          <table:table-cell table:formula="of:=[.H282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3"/>
          <table:table-cell table:formula="of:=[.H283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3"/>
          <table:table-cell table:formula="of:=[.H284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3"/>
          <table:table-cell table:formula="of:=[.H285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3"/>
          <table:table-cell table:formula="of:=[.H286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3"/>
          <table:table-cell table:formula="of:=[.H287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3"/>
          <table:table-cell table:formula="of:=[.H288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3"/>
          <table:table-cell table:formula="of:=[.I289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3"/>
          <table:table-cell table:formula="of:=[.I290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3"/>
          <table:table-cell table:formula="of:=[.I291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3"/>
          <table:table-cell table:formula="of:=[.H2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/>
          <table:table-cell table:formula="of:=[.I293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/>
          <table:table-cell table:formula="of:=[.I294]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/>
          <table:table-cell table:formula="of:=[.I295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/>
          <table:table-cell table:formula="of:=[.H296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/>
          <table:table-cell table:formula="of:=[.H297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/>
          <table:table-cell table:formula="of:=[.H2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3"/>
          <table:table-cell table:formula="of:=[.I301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3"/>
          <table:table-cell table:formula="of:=[.I302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3"/>
          <table:table-cell table:formula="of:=[.I303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/>
          <table:table-cell table:formula="of:=[.I304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/>
          <table:table-cell table:formula="of:=[.H305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/>
          <table:table-cell table:formula="of:=[.H306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/>
          <table:table-cell table:formula="of:=[.H307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/>
          <table:table-cell table:formula="of:=[.H308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/>
          <table:table-cell table:formula="of:=[.H309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/>
          <table:table-cell table:formula="of:=[.H310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1:.F311])" office:value-type="float" office:value="5271" calcext:value-type="float">
            <text:p>5271</text:p>
          </table:table-cell>
          <table:table-cell table:style-name="ce102" table:formula="of:=SUM([.G281:.G311])" office:value-type="float" office:value="5271" calcext:value-type="float">
            <text:p>5271</text:p>
          </table:table-cell>
          <table:table-cell table:style-name="ce102" table:formula="of:=SUM([.H281:.H311])" office:value-type="float" office:value="107700" calcext:value-type="float">
            <text:p>107700</text:p>
          </table:table-cell>
          <table:table-cell table:style-name="ce102" table:formula="of:=SUM([.I281:.I311])" office:value-type="float" office:value="107700" calcext:value-type="float">
            <text:p>107700</text:p>
          </table:table-cell>
          <table:table-cell table:style-name="ce102" table:formula="of:=SUM([.J281:.J311])" office:value-type="float" office:value="5911" calcext:value-type="float">
            <text:p>5911</text:p>
          </table:table-cell>
          <table:table-cell table:style-name="ce102" table:formula="of:=SUM([.K281:.K311])" office:value-type="float" office:value="10795" calcext:value-type="float">
            <text:p>10795</text:p>
          </table:table-cell>
          <table:table-cell table:style-name="ce102" table:formula="of:=SUM([.L281:.L311])" office:value-type="float" office:value="101789" calcext:value-type="float">
            <text:p>101789</text:p>
          </table:table-cell>
          <table:table-cell table:style-name="ce102" table:formula="of:=SUM([.M281:.M311])" office:value-type="float" office:value="96905" calcext:value-type="float">
            <text:p>969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3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3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formula="of:=[.K294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5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5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4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8:.D321])" office:value-type="float" office:value="10795" calcext:value-type="float">
            <text:p>107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6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6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8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8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5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6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9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10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10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4:.D332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2]-[.D333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9">
          <table:table-cell table:style-name="ce15" office:value-type="string" calcext:value-type="string" table:number-columns-spanned="2" table:number-rows-spanned="1">
            <text:p>Retained Earning Statemen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5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40]+[.D341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2]-[.D343]" office:value-type="float" office:value="4634" calcext:value-type="float">
            <text:p>46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1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1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282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2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3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6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7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8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8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9:.D356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9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style-name="Default"/>
          <table:table-cell table:formula="of:=[.I28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/>
          <table:table-cell table:formula="of:=[.I290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/>
          <table:table-cell table:formula="of:=[.I30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/>
          <table:table-cell table:formula="of:=[.I302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3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/>
          <table:table-cell table:formula="of:=[.I30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/>
          <table:table-cell table:style-name="ce102" table:formula="of:=SUM([.E359:.E363])" office:value-type="float" office:value="51405" calcext:value-type="float">
            <text:p>51405</text:p>
          </table:table-cell>
          <table:table-cell table:number-columns-repeated="16379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f_opt" table:style-name="ta1">
        <table:table-column table:style-name="co1" table:number-columns-repeated="16384" table:default-cell-style-name="ce100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7" office:value-type="string" calcext:value-type="string">
            <text:p>=</text:p>
          </table:table-cell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7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7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7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7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7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7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 table:number-rows-repeated="1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36:.D43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102" table:formula="of:=SUM([.D48:.D58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7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23]-[.G123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23]+[.F124]-[.G124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24]+[.F125]-[.G125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25]+[.F126]-[.G126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26]+[.F127]-[.G127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27]+[.F128]-[.G128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28]+[.F129]-[.G129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29]+[.F130]-[.G130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30]+[.F131]-[.G131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31]+[.F132]-[.G132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32]+[.F133]-[.G133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3]+[.F134]-[.G134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4]+[.F135]-[.G135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43]-[.G143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43]+[.F144]-[.G144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48]-[.G148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48]+[.F149]-[.G149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53]-[.G153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53]+[.F154]-[.G154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58]-[.G158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62]-[.G162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66]-[.G166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72]-[.G17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7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76]-[.G17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77])" office:value-type="float" office:value="0" calcext:value-type="float">
            <text:p>0</text:p>
          </table:table-cell>
          <table:table-cell table:number-columns-repeated="3"/>
          <table:table-cell table:style-name="ce138" table:formula="of:=[.L176]+[.F177]-[.G17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7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77]+[.F178]-[.G17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8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82]-[.G18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8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87]-[.G18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8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87]+[.F188]-[.G18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201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201]-[.G201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202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201]+[.F202]-[.G202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208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208]-[.G208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212])" office:value-type="float" office:value="600" calcext:value-type="float">
            <text:p>600</text:p>
          </table:table-cell>
          <table:table-cell table:number-columns-repeated="3"/>
          <table:table-cell table:style-name="ce138" table:formula="of:=[.F212]-[.G212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217])" office:value-type="float" office:value="185" calcext:value-type="float">
            <text:p>185</text:p>
          </table:table-cell>
          <table:table-cell table:number-columns-repeated="3"/>
          <table:table-cell table:style-name="ce138" table:formula="of:=[.F217]-[.G217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1])" office:value-type="float" office:value="400" calcext:value-type="float">
            <text:p>400</text:p>
          </table:table-cell>
          <table:table-cell table:number-columns-repeated="3"/>
          <table:table-cell table:style-name="ce138" table:formula="of:=[.F221]-[.G221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2])" office:value-type="float" office:value="800" calcext:value-type="float">
            <text:p>800</text:p>
          </table:table-cell>
          <table:table-cell table:number-columns-repeated="3"/>
          <table:table-cell table:style-name="ce138" table:formula="of:=[.L221]+[.F222]-[.G222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226])" office:value-type="float" office:value="250" calcext:value-type="float">
            <text:p>250</text:p>
          </table:table-cell>
          <table:table-cell table:number-columns-repeated="3"/>
          <table:table-cell table:style-name="ce138" table:formula="of:=[.F226]-[.G2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35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44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46]" office:value-type="string" office:string-value="Office Supply" calcext:value-type="string">
            <text:p>Office Supply</text:p>
          </table:table-cell>
          <table:table-cell/>
          <table:table-cell table:formula="of:=[.H149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51]" office:value-type="string" office:string-value="Office Equipments" calcext:value-type="string">
            <text:p>Office Equipments</text:p>
          </table:table-cell>
          <table:table-cell/>
          <table:table-cell table:formula="of:=[.H154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56]" office:value-type="string" office:string-value="Prepaid Insurance" calcext:value-type="string">
            <text:p>Prepaid Insurance</text:p>
          </table:table-cell>
          <table:table-cell/>
          <table:table-cell table:formula="of:=[.H158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60]" office:value-type="string" office:string-value="Automobile" calcext:value-type="string">
            <text:p>Automobile</text:p>
          </table:table-cell>
          <table:table-cell/>
          <table:table-cell table:formula="of:=[.H162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64]" office:value-type="string" office:string-value="Land" calcext:value-type="string">
            <text:p>Land</text:p>
          </table:table-cell>
          <table:table-cell/>
          <table:table-cell table:formula="of:=[.H16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70]" office:value-type="string" office:string-value="Building" calcext:value-type="string">
            <text:p>Building</text:p>
          </table:table-cell>
          <table:table-cell/>
          <table:table-cell table:formula="of:=[.H17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7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7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8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8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8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8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90]" office:value-type="string" office:string-value="Larry Hill Withdrawal" calcext:value-type="string">
            <text:p>Larry Hill Withdrawal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99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202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206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208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210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212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215]" office:value-type="string" office:string-value="Advertising Expense" calcext:value-type="string">
            <text:p>Advertising Expense</text:p>
          </table:table-cell>
          <table:table-cell/>
          <table:table-cell table:formula="of:=[.H217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219]" office:value-type="string" office:string-value="Salaries Expense" calcext:value-type="string">
            <text:p>Salaries Expense</text:p>
          </table:table-cell>
          <table:table-cell/>
          <table:table-cell table:formula="of:=[.H222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224]" office:value-type="string" office:string-value="Telephone Expense" calcext:value-type="string">
            <text:p>Telephone Expense</text:p>
          </table:table-cell>
          <table:table-cell/>
          <table:table-cell table:formula="of:=[.H226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232:.D249])" office:value-type="float" office:value="104350" calcext:value-type="float">
            <text:p>104350</text:p>
          </table:table-cell>
          <table:table-cell table:style-name="ce102" table:formula="of:=SUM([.E232:.E249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56:.D274])" office:value-type="float" office:value="5271" calcext:value-type="float">
            <text:p>5271</text:p>
          </table:table-cell>
          <table:table-cell table:style-name="ce102" table:formula="of:=SUM([.E256:.E274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232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233]+[.D267]+[.D264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234]-[.E26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35]-[.E25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36]-[.E26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39]-[.E260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56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71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7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44]+[.E266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65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48]+[.D270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57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59]+[.D26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63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6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72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79:.D305])" office:value-type="float" office:value="107700" calcext:value-type="float">
            <text:p>107700</text:p>
          </table:table-cell>
          <table:table-cell table:style-name="ce102" table:formula="of:=SUM([.E279:.E305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315]-[.E315]+[.F315]-[.G315]" office:value-type="float" office:value="24525" calcext:value-type="float">
            <text:p>24525</text:p>
          </table:table-cell>
          <table:table-cell table:number-columns-repeated="3"/>
          <table:table-cell table:formula="of:=[.H315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64]+[.D267]" office:value-type="float" office:value="595" calcext:value-type="float">
            <text:p>595</text:p>
          </table:table-cell>
          <table:table-cell/>
          <table:table-cell table:formula="of:=[.D316]-[.E316]+[.F316]-[.G316]" office:value-type="float" office:value="1135" calcext:value-type="float">
            <text:p>1135</text:p>
          </table:table-cell>
          <table:table-cell table:number-columns-repeated="3"/>
          <table:table-cell table:formula="of:=[.H316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62]" office:value-type="float" office:value="1375" calcext:value-type="float">
            <text:p>1375</text:p>
          </table:table-cell>
          <table:table-cell table:formula="of:=[.D317]-[.E317]+[.F317]-[.G317]" office:value-type="float" office:value="25" calcext:value-type="float">
            <text:p>25</text:p>
          </table:table-cell>
          <table:table-cell table:number-columns-repeated="3"/>
          <table:table-cell table:formula="of:=[.H317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58]" office:value-type="float" office:value="112" calcext:value-type="float">
            <text:p>112</text:p>
          </table:table-cell>
          <table:table-cell table:formula="of:=[.D318]-[.E318]+[.F318]-[.G318]" office:value-type="float" office:value="6388" calcext:value-type="float">
            <text:p>6388</text:p>
          </table:table-cell>
          <table:table-cell table:number-columns-repeated="3"/>
          <table:table-cell table:formula="of:=[.H318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69]" office:value-type="float" office:value="100" calcext:value-type="float">
            <text:p>100</text:p>
          </table:table-cell>
          <table:table-cell table:formula="of:=[.D319]-[.E319]+[.F319]-[.G319]" office:value-type="float" office:value="2300" calcext:value-type="float">
            <text:p>2300</text:p>
          </table:table-cell>
          <table:table-cell table:number-columns-repeated="3"/>
          <table:table-cell table:formula="of:=[.H319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320]-[.E320]+[.F320]-[.G320]" office:value-type="float" office:value="5500" calcext:value-type="float">
            <text:p>5500</text:p>
          </table:table-cell>
          <table:table-cell table:number-columns-repeated="3"/>
          <table:table-cell table:formula="of:=[.H320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321]-[.E321]+[.F321]-[.G321]" office:value-type="float" office:value="14000" calcext:value-type="float">
            <text:p>14000</text:p>
          </table:table-cell>
          <table:table-cell table:number-columns-repeated="3"/>
          <table:table-cell table:formula="of:=[.H321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60]" office:value-type="float" office:value="334" calcext:value-type="float">
            <text:p>334</text:p>
          </table:table-cell>
          <table:table-cell table:formula="of:=[.D322]-[.E322]+[.F322]-[.G322]" office:value-type="float" office:value="47666" calcext:value-type="float">
            <text:p>47666</text:p>
          </table:table-cell>
          <table:table-cell table:number-columns-repeated="3"/>
          <table:table-cell table:formula="of:=[.H322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323]-[.D323]+[.G323]-[.F323]" office:value-type="float" office:value="650" calcext:value-type="float">
            <text:p>650</text:p>
          </table:table-cell>
          <table:table-cell table:number-columns-repeated="3"/>
          <table:table-cell table:formula="of:=[.I323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324]-[.D324]+[.G324]-[.F324]" office:value-type="float" office:value="48000" calcext:value-type="float">
            <text:p>48000</text:p>
          </table:table-cell>
          <table:table-cell table:number-columns-repeated="3"/>
          <table:table-cell table:formula="of:=[.I324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325]-[.D325]+[.G325]-[.F325]" office:value-type="float" office:value="45500" calcext:value-type="float">
            <text:p>45500</text:p>
          </table:table-cell>
          <table:table-cell table:number-columns-repeated="3"/>
          <table:table-cell table:formula="of:=[.I325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26]-[.E326]+[.F326]-[.G326]" office:value-type="float" office:value="250" calcext:value-type="float">
            <text:p>250</text:p>
          </table:table-cell>
          <table:table-cell table:number-columns-repeated="3"/>
          <table:table-cell table:formula="of:=[.H3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66]" office:value-type="float" office:value="295" calcext:value-type="float">
            <text:p>295</text:p>
          </table:table-cell>
          <table:table-cell/>
          <table:table-cell table:formula="of:=[.E327]-[.D327]+[.G327]-[.F327]" office:value-type="float" office:value="8295" calcext:value-type="float">
            <text:p>8295</text:p>
          </table:table-cell>
          <table:table-cell/>
          <table:table-cell table:formula="of:=[.I327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328]-[.D328]+[.G328]-[.F328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328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329]-[.D329]+[.G329]-[.F329]" office:value-type="float" office:value="600" calcext:value-type="float">
            <text:p>600</text:p>
          </table:table-cell>
          <table:table-cell/>
          <table:table-cell table:formula="of:=[.I329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330]-[.E330]+[.F330]-[.G330]" office:value-type="float" office:value="185" calcext:value-type="float">
            <text:p>185</text:p>
          </table:table-cell>
          <table:table-cell/>
          <table:table-cell table:formula="of:=[.H330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331]-[.E331]+[.F331]-[.G331]" office:value-type="float" office:value="800" calcext:value-type="float">
            <text:p>800</text:p>
          </table:table-cell>
          <table:table-cell/>
          <table:table-cell table:formula="of:=[.H331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32]-[.E332]+[.F332]-[.G332]" office:value-type="float" office:value="250" calcext:value-type="float">
            <text:p>250</text:p>
          </table:table-cell>
          <table:table-cell/>
          <table:table-cell table:formula="of:=[.H332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87]" office:value-type="float" office:value="480" calcext:value-type="float">
            <text:p>480</text:p>
          </table:table-cell>
          <table:table-cell/>
          <table:table-cell table:formula="of:=[.E335]-[.D335]+[.G335]-[.F335]" office:value-type="float" office:value="480" calcext:value-type="float">
            <text:p>480</text:p>
          </table:table-cell>
          <table:table-cell table:number-columns-repeated="3"/>
          <table:table-cell table:formula="of:=[.I335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88]" office:value-type="float" office:value="2100" calcext:value-type="float">
            <text:p>2100</text:p>
          </table:table-cell>
          <table:table-cell/>
          <table:table-cell table:formula="of:=[.E336]-[.D336]+[.G336]-[.F336]" office:value-type="float" office:value="2100" calcext:value-type="float">
            <text:p>2100</text:p>
          </table:table-cell>
          <table:table-cell table:number-columns-repeated="3"/>
          <table:table-cell table:formula="of:=[.I336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89]" office:value-type="float" office:value="175" calcext:value-type="float">
            <text:p>175</text:p>
          </table:table-cell>
          <table:table-cell/>
          <table:table-cell table:formula="of:=[.E337]-[.D337]+[.G337]-[.F337]" office:value-type="float" office:value="175" calcext:value-type="float">
            <text:p>175</text:p>
          </table:table-cell>
          <table:table-cell table:number-columns-repeated="3"/>
          <table:table-cell table:formula="of:=[.I337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97]" office:value-type="float" office:value="300" calcext:value-type="float">
            <text:p>300</text:p>
          </table:table-cell>
          <table:table-cell/>
          <table:table-cell table:formula="of:=[.E338]-[.D338]+[.G338]-[.F338]" office:value-type="float" office:value="300" calcext:value-type="float">
            <text:p>300</text:p>
          </table:table-cell>
          <table:table-cell/>
          <table:table-cell table:formula="of:=[.I338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70]" office:value-type="float" office:value="2100" calcext:value-type="float">
            <text:p>2100</text:p>
          </table:table-cell>
          <table:table-cell/>
          <table:table-cell table:formula="of:=[.D339]-[.E339]+[.F339]-[.G339]" office:value-type="float" office:value="2100" calcext:value-type="float">
            <text:p>2100</text:p>
          </table:table-cell>
          <table:table-cell/>
          <table:table-cell table:formula="of:=[.H339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57]" office:value-type="float" office:value="480" calcext:value-type="float">
            <text:p>480</text:p>
          </table:table-cell>
          <table:table-cell/>
          <table:table-cell table:formula="of:=[.D340]-[.E340]+[.F340]-[.G340]" office:value-type="float" office:value="480" calcext:value-type="float">
            <text:p>480</text:p>
          </table:table-cell>
          <table:table-cell/>
          <table:table-cell table:formula="of:=[.H340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59]+[.D261]" office:value-type="float" office:value="446" calcext:value-type="float">
            <text:p>446</text:p>
          </table:table-cell>
          <table:table-cell/>
          <table:table-cell table:formula="of:=[.D341]-[.E341]+[.F341]-[.G341]" office:value-type="float" office:value="446" calcext:value-type="float">
            <text:p>446</text:p>
          </table:table-cell>
          <table:table-cell/>
          <table:table-cell table:formula="of:=[.H341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303]" office:value-type="float" office:value="1375" calcext:value-type="float">
            <text:p>1375</text:p>
          </table:table-cell>
          <table:table-cell/>
          <table:table-cell table:formula="of:=[.D342]-[.E342]+[.F342]-[.G342]" office:value-type="float" office:value="1375" calcext:value-type="float">
            <text:p>1375</text:p>
          </table:table-cell>
          <table:table-cell/>
          <table:table-cell table:formula="of:=[.H342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304]" office:value-type="float" office:value="100" calcext:value-type="float">
            <text:p>100</text:p>
          </table:table-cell>
          <table:table-cell/>
          <table:table-cell table:formula="of:=[.D343]-[.E343]+[.F343]-[.G343]" office:value-type="float" office:value="100" calcext:value-type="float">
            <text:p>100</text:p>
          </table:table-cell>
          <table:table-cell/>
          <table:table-cell table:formula="of:=[.H343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305]" office:value-type="float" office:value="175" calcext:value-type="float">
            <text:p>175</text:p>
          </table:table-cell>
          <table:table-cell/>
          <table:table-cell table:formula="of:=[.D344]-[.E344]+[.F344]-[.G344]" office:value-type="float" office:value="175" calcext:value-type="float">
            <text:p>175</text:p>
          </table:table-cell>
          <table:table-cell/>
          <table:table-cell table:formula="of:=[.H344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315:.F345])" office:value-type="float" office:value="5271" calcext:value-type="float">
            <text:p>5271</text:p>
          </table:table-cell>
          <table:table-cell table:style-name="ce102" table:formula="of:=SUM([.G315:.G345])" office:value-type="float" office:value="5271" calcext:value-type="float">
            <text:p>5271</text:p>
          </table:table-cell>
          <table:table-cell table:style-name="ce102" table:formula="of:=SUM([.H315:.H345])" office:value-type="float" office:value="107700" calcext:value-type="float">
            <text:p>107700</text:p>
          </table:table-cell>
          <table:table-cell table:style-name="ce102" table:formula="of:=SUM([.I315:.I345])" office:value-type="float" office:value="107700" calcext:value-type="float">
            <text:p>107700</text:p>
          </table:table-cell>
          <table:table-cell table:style-name="ce102" table:formula="of:=SUM([.J315:.J345])" office:value-type="float" office:value="5911" calcext:value-type="float">
            <text:p>5911</text:p>
          </table:table-cell>
          <table:table-cell table:style-name="ce102" table:formula="of:=SUM([.K315:.K345])" office:value-type="float" office:value="9195" calcext:value-type="float">
            <text:p>9195</text:p>
          </table:table-cell>
          <table:table-cell table:style-name="ce102" table:formula="of:=SUM([.L315:.L345])" office:value-type="float" office:value="101789" calcext:value-type="float">
            <text:p>101789</text:p>
          </table:table-cell>
          <table:table-cell table:style-name="ce102" table:formula="of:=SUM([.M315:.M345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27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327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29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329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8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38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52:.D354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30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330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1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1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2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33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9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9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0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40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1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4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2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42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3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4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4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44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57:.D365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55]-[.D366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68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73]+[.D374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75]-[.D376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315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316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31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31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31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320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1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321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322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82:.D389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323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324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35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36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37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328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92:.D397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325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77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400:.D401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98]+[.D402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6378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52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52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53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53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54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54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413:.E415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57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57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58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58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59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59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0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60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1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61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2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62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3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63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4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64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5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65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420:.F428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416]-[.E429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433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Debit </text:p>
          </table:table-cell>
          <table:table-cell table:style-name="ce18" office:value-type="string" calcext:value-type="string">
            <text:p>Credit</text:p>
          </table:table-cell>
          <table:table-cell table:style-name="ce18" table:number-columns-repeated="16378"/>
        </table:table-row>
        <table:table-row table:style-name="ro2">
          <table:table-cell/>
          <table:table-cell table:style-name="ce7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315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316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317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318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319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320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1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321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322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323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324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325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328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35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36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37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434]-[.E438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102"/>
          <table:table-cell table:style-name="ce10" table:formula="of:=[.B346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49:.E464])" office:value-type="float" office:value="101539" calcext:value-type="float">
            <text:p>101539</text:p>
          </table:table-cell>
          <table:table-cell table:style-name="ce102" table:formula="of:=SUM([.F449:.F464])" office:value-type="float" office:value="101539" calcext:value-type="float">
            <text:p>101539</text:p>
          </table:table-cell>
          <table:table-cell table:style-name="ce10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6:18:57.249330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23T17:19:04.023164858</dc:date>
    <meta:editing-duration>P1DT4H23M3S</meta:editing-duration>
    <meta:editing-cycles>117</meta:editing-cycles>
    <meta:generator>LibreOffice/24.8.1.2$Linux_X86_64 LibreOffice_project/480$Build-2</meta:generator>
    <meta:print-date>2024-09-18T19:40:17.060628242</meta:print-date>
    <meta:printed-by>PDF files</meta:printed-by>
    <meta:document-statistic meta:table-count="4" meta:cell-count="4530" meta:object-count="0"/>
  </office:meta>
</office:document-meta>
</file>